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a6eb9" officeooo:paragraph-rsid="001a6e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re are a lot of pictures, the main emphasis is on adaptive pictures.</text:p>
      <text:p text:style-name="Standard"/>
      <text:p text:style-name="P1">Очень много картинок, основной упор на адаптив картинок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4T23:39:53.481000000</meta:creation-date>
    <dc:date>2024-03-24T19:04:38.471000000</dc:date>
    <meta:editing-duration>PT5M20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2" meta:word-count="21" meta:character-count="127" meta:non-whitespace-character-count="108"/>
  </office:meta>
</office:document-meta>
</file>